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854in" table:align="right"/>
    </style:style>
    <style:style style:name="Table1.A" style:family="table-column">
      <style:table-column-properties style:column-width="0.8604in"/>
    </style:style>
    <style:style style:name="Table1.B" style:family="table-column">
      <style:table-column-properties style:column-width="2.4757in"/>
    </style:style>
    <style:style style:name="Table1.C" style:family="table-column">
      <style:table-column-properties style:column-width="0.7063in"/>
    </style:style>
    <style:style style:name="Table1.D" style:family="table-column">
      <style:table-column-properties style:column-width="2.6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465in" style:rel-column-width="4372*"/>
    </style:style>
    <style:style style:name="Table2.B" style:family="table-column">
      <style:table-column-properties style:column-width="0.7792in" style:rel-column-width="7629*"/>
    </style:style>
    <style:style style:name="Table2.C" style:family="table-column">
      <style:table-column-properties style:column-width="2.5646in" style:rel-column-width="25111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666in" style:rel-column-width="6520*"/>
    </style:style>
    <style:style style:name="Table2.F" style:family="table-column">
      <style:table-column-properties style:column-width="0.8118in" style:rel-column-width="7948*"/>
    </style:style>
    <style:style style:name="Table2.G" style:family="table-column">
      <style:table-column-properties style:column-width="0.8in" style:rel-column-width="7836*"/>
    </style:style>
    <style:style style:name="Table2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cfe7e5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882in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style:font-size-asian="8pt" style:font-size-complex="8pt"/>
    </style:style>
    <style:style style:name="P10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Arial"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25" style:family="paragraph" style:parent-style-name="Standard">
      <style:paragraph-properties fo:break-before="page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19">${itm.firma.id} - ${itm.firma.naz}</text:p>
            </table:table-cell>
            <table:table-cell table:style-name="Table1.A2" office:value-type="string">
              <text:p text:style-name="P19">Naziv</text:p>
            </table:table-cell>
            <table:table-cell table:style-name="Table1.D2" office:value-type="string">
              <text:p text:style-name="P19">${itm.partner.id} - 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19">${itm.firma.mjesto}</text:p>
            </table:table-cell>
            <table:table-cell table:style-name="Table1.A2" office:value-type="string">
              <text:p text:style-name="P19">Mjesto:</text:p>
            </table:table-cell>
            <table:table-cell table:style-name="Table1.D2" office:value-type="string">
              <text:p text:style-name="P19">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19">${itm.firma.adresa}, ${itm.firma.ptt}</text:p>
            </table:table-cell>
            <table:table-cell table:style-name="Table1.A2" office:value-type="string">
              <text:p text:style-name="P19">Adresa:</text:p>
            </table:table-cell>
            <table:table-cell table:style-name="Table1.D2" office:value-type="string">
              <text:p text:style-name="P19">${itm.partner.adresa}, ${itm.partner.ptt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jib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datum} </text:p>
        <text:p text:style-name="P2"/>
        <text:p text:style-name="P12">Vaše stanje na <text:span text:style-name="T1">konto/partner</text:span> <text:span text:style-name="T1">${itm.id_konto}/${itm.id_partner}</text:span> prema našim poslovnim knjigama na dan <text:span text:style-name="T1">${itm.ios_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0">Redni broj</text:p>
            </table:table-cell>
            <table:table-cell table:style-name="Table2.A1" office:value-type="string">
              <text:p text:style-name="P20">Broj računa</text:p>
            </table:table-cell>
            <table:table-cell table:style-name="Table2.A1" office:value-type="string">
              <text:p text:style-name="P20">Opis stavke</text:p>
            </table:table-cell>
            <table:table-cell table:style-name="Table2.A1" office:value-type="string">
              <text:p text:style-name="P21">Datum računa</text:p>
            </table:table-cell>
            <table:table-cell table:style-name="Table2.A1" office:value-type="string">
              <text:p text:style-name="P21">Datum valute</text:p>
            </table:table-cell>
            <table:table-cell table:style-name="Table2.A1" office:value-type="string">
              <text:p text:style-name="P21">Duguje</text:p>
            </table:table-cell>
            <table:table-cell table:style-name="Table2.G1" office:value-type="string">
              <text:p text:style-name="P21">Potražuje</text:p>
            </table:table-cell>
          </table:table-row>
          <table:table-row>
            <table:table-cell table:style-name="Table2.A2" office:value-type="string">
              <text:p text:style-name="P23"><text:script script:language="JOOScript">@table:table-row
[#list itm.data_kartica as kt]
@/table:table-row
[/#list]</text:script> ${kt.rbr}</text:p>
            </table:table-cell>
            <table:table-cell table:style-name="Table2.B2" office:value-type="string">
              <text:p text:style-name="P23">${kt.brdok}</text:p>
            </table:table-cell>
            <table:table-cell table:style-name="Table2.C2" office:value-type="string">
              <text:p text:style-name="P23">${kt.opis}</text:p>
            </table:table-cell>
            <table:table-cell table:style-name="Table2.D2" office:value-type="string">
              <text:p text:style-name="P23">${kt.datdok}</text:p>
            </table:table-cell>
            <table:table-cell table:style-name="Table2.E2" office:value-type="string">
              <text:p text:style-name="P23">${kt.datval}</text:p>
            </table:table-cell>
            <table:table-cell table:style-name="Table2.F2" office:value-type="string">
              <text:p text:style-name="P24">${kt.dug}</text:p>
            </table:table-cell>
            <table:table-cell table:style-name="Table2.G2" office:value-type="string">
              <text:p text:style-name="P24">${kt.pot}</text:p>
            </table:table-cell>
          </table:table-row>
          <table:table-row>
            <table:table-cell table:style-name="Table2.A3" table:number-columns-spanned="3" office:value-type="string">
              <text:p text:style-name="P19"/>
            </table:table-cell>
            <table:covered-table-cell/>
            <table:covered-table-cell/>
            <table:table-cell table:style-name="Table2.D3" table:number-columns-spanned="2" office:value-type="string">
              <text:p text:style-name="P22">Ukupno:</text:p>
            </table:table-cell>
            <table:covered-table-cell/>
            <table:table-cell table:style-name="Table2.F3" office:value-type="string">
              <text:p text:style-name="P22">${itm.u_dug}</text:p>
            </table:table-cell>
            <table:table-cell table:style-name="Table2.G3" office:value-type="string">
              <text:p text:style-name="P22">${itm.u_pot}</text:p>
            </table:table-cell>
          </table:table-row>
          <table:table-row table:style-name="Table2.4">
            <table:table-cell table:style-name="Table2.A4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F4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9"/>
        <text:p text:style-name="P9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P1"><text:s text:c="11"/><text:span text:style-name="T6">${itm.mjesto}, ${itm.datum}</text:span></text:p>
        <text:p text:style-name="P9"/>
        <text:p text:style-name="P10">${itm.clan}</text:p>
        <text:p text:style-name="P1"/>
        <text:p text:style-name="P11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4"/>
        <text:p text:style-name="P13"/>
        <text:p text:style-name="P2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6:35:14</meta:creation-date>
    <dc:date>2013-05-28T13:37:30</dc:date>
    <meta:editing-duration>PT1H30M6S</meta:editing-duration>
    <meta:editing-cycles>63</meta:editing-cycles>
    <meta:generator>LibreOffice/3.4$Unix LibreOffice_project/340m1$Build-12</meta:generator>
    <meta:document-statistic meta:table-count="3" meta:image-count="0" meta:object-count="0" meta:page-count="2" meta:paragraph-count="1" meta:word-count="149" meta:character-count="1706" meta:non-whitespace-character-count="1253"/>
  </office:meta>
</office:document-meta>
</file>